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91.32mm" svg:y="32.6mm">
            <loext:p draw:notify-on-update-of-ranges="Hoja1.C9:Hoja1.C12 Hoja1.D9:Hoja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/>
          <table:table-cell table:number-columns-repeated="1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8.613" calcext:value-type="float">
            <text:p>8,613</text:p>
          </table:table-cell>
          <table:table-cell table:number-columns-repeated="10"/>
          <table:table-cell office:value-type="float" office:value="0.2" calcext:value-type="float">
            <text:p>0,2</text:p>
          </table:table-cell>
          <table:table-cell office:value-type="string" calcext:value-type="string">
            <text:p>170.37085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14.8747" calcext:value-type="float">
            <text:p>14,87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0.8538" calcext:value-type="float">
            <text:p>50,85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198.7558" calcext:value-type="float">
            <text:p>198,755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5:27:34.7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1:44:03.348000000</meta:creation-date>
    <dc:date>2016-02-14T15:33:13.741000000</dc:date>
    <meta:editing-duration>PT19M22S</meta:editing-duration>
    <meta:editing-cycles>7</meta:editing-cycles>
    <meta:generator>LibreOffice/5.0.3.2$Windows_x86 LibreOffice_project/e5f16313668ac592c1bfb310f4390624e3dbfb75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cm" svg:y="0.316cm" chart:style-name="ch2">
          <text:p>Resultados de transmitir 1000 caracteres con distitnas probabilidades.</text:p>
        </chart:title>
        <chart:subtitle svg:x="1.672cm" svg:y="1.275cm" chart:style-name="ch3">
          <text:p>Tiempo en minutos desde que se envió el primer paquete hasta el último.</text:p>
        </chart:subtitle>
        <chart:legend chart:legend-position="end" svg:x="13.552cm" svg:y="4.201cm" style:legend-expansion="high" chart:style-name="ch4"/>
        <chart:plot-area chart:style-name="ch5" table:cell-range-address="Hoja1.C9:Hoja1.D12" svg:x="0.32cm" svg:y="2.138cm" svg:width="12.9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7cm" svg:y="2.138cm" svg:width="12.08cm" svg:height="6.036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Hoja1.D9:Hoja1.D12" chart:class="chart:scatter">
            <chart:domain table:cell-range-address="Hoja1.C9:Hoja1.C1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Hoja1.C9:Hoja1.C12</svg:desc>
                </draw:g>
              </table:table-cell>
              <table:table-cell office:value-type="float" office:value="8.613">
                <text:p>8.613</text:p>
                <draw:g>
                  <svg:desc>Hoja1.D9:Hoja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4.8747">
                <text:p>14.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50.8538">
                <text:p>50.8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98.7558">
                <text:p>198.7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